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644cm"/>
      <style:paragraph-properties style:writing-mode="lr-tb"/>
    </style:style>
    <style:style style:name="gr3" style:family="graphic" style:parent-style-name="standard">
      <style:graphic-properties draw:stroke="none" draw:fill="none" fo:min-height="18.488cm"/>
      <style:paragraph-properties style:writing-mode="lr-tb"/>
    </style:style>
    <style:style style:name="gr4" style:family="graphic" style:parent-style-name="standard">
      <style:graphic-properties draw:stroke="none" draw:fill="none" fo:min-height="24.176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log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9.06cm" svg:height="18.737cm" svg:x="0.94cm" svg:y="1.11cm">
          <draw:text-box>
            <text:p>el relato esta dirigido a todas las personas.</text:p>
            <text:p/>
            <text:p>y aunque gran parte del contenido esta basado en </text:p>
            <text:p>matematicas y ciencias de la computacion, </text:p>
            <text:p/>
            <text:p>no es necesario poseer ningun conocimiento previo para entenderlo.</text:p>
            <text:p/>
            <text:p>Quien pueda leerlo, podra entenderlo.</text:p>
            <text:p/>
            <text:p>En especial,</text:p>
            <text:p>esta dirigido a aquellas personas con </text:p>
            <text:p>curiosidad, ingenio, y libertad de pensamiento.</text:p>
            <text:p/>
            <text:p>Es posible que lo que comento en estas paginas sea verdad ?</text:p>
            <text:p>Quien sabe ?</text:p>
            <text:p/>
            <text:p>Sera el lector quien lo decida.</text:p>
            <text:p/>
            <text:p>El genero literario es ciencia, o ciencia-ficcion ?</text:p>
            <text:p>Es una novela de aventuras ?</text:p>
            <text:p>Es un cuento para ninyos ?</text:p>
            <text:p>Es un relato mistico ?</text:p>
            <text:p/>
            <text:p/>
            <text:p>No sabria decirlo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8.869cm" svg:height="19.448cm" svg:x="1.131cm" svg:y="1.088cm">
          <draw:text-box>
            <text:p>A grandes razgos, </text:p>
            <text:p>se trata de la descripcion de un modelo de computador, teorico.</text:p>
            <text:p/>
            <text:p>Lo definire en sus detalles,</text:p>
            <text:p>lo pondre a prueba, resolviendo un problema de poca dificultad, simple.</text:p>
            <text:p/>
            <text:p>y despues de verlo en accion,</text:p>
            <text:p>analizaremos sus caracteristicas.</text:p>
            <text:p/>
            <text:p>Dicho asi,</text:p>
            <text:p>suena bastante tecnico.</text:p>
            <text:p/>
            <text:p/>
            <text:p>En cualquier caso,</text:p>
            <text:p>no se trata de un computador ordinario.</text:p>
            <text:p>no.</text:p>
            <text:p/>
            <text:p>se trata de una maquina fantastica,</text:p>
            <text:p>escapada de las entranyas del universo.</text:p>
            <text:p/>
            <text:p>Es, en mi opinion,</text:p>
            <text:p>la inteligencia en estado natural.</text:p>
            <text:p/>
            <text:p>Y creo que,</text:p>
            <text:p>el verla en funcionamiento, </text:p>
            <text:p>podria abrir los ojos del lector a un universo diferente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997cm" svg:height="25.136cm" svg:x="1.003cm" svg:y="1.044cm">
          <draw:text-box>
            <text:p>Quizas,</text:p>
            <text:p>si construimos un computador muy potente,</text:p>
            <text:p>podriamos averiguar la respuesta a los misterios de la vida.</text:p>
            <text:p/>
            <text:p>Y podriamos preguntarle :</text:p>
            <text:p/>
            <text:p>Es posible que exista una inteligencia tal,</text:p>
            <text:p>capaz de disenyar a todas las criaturas vivientes en su sorprendente complejidad ?</text:p>
            <text:p/>
            <text:p>Y de ser asi,</text:p>
            <text:p>esa inteligencia adonde esta ?</text:p>
            <text:p>Es posible verla, analizarla, medirla, tomar contacto real con ella ?</text:p>
            <text:p/>
            <text:p>y las criaturas vivientes,</text:p>
            <text:p/>
            <text:p>Que somos ?</text:p>
            <text:p>Porque estamos aqui ?</text:p>
            <text:p>Debemos cumplir una mision importante ?</text:p>
            <text:p>Porque morimos ?</text:p>
            <text:p/>
            <text:p>Y toda esta variedad de criaturas vivientes que es ?</text:p>
            <text:p>Porque sucede ?</text:p>
            <text:p/>
            <text:p>Existe la vida en otros lugares del universo ?</text:p>
            <text:p>Y vida inteligente ?</text:p>
            <text:p/>
            <text:p/>
            <text:p>tal vez.</text:p>
            <text:p>Y tal vez el computador nos daria todas las respuestas que resuelven los misterios mas ocultos.</text:p>
            <text:p/>
            <text:p>tal vez,</text:p>
            <text:p>O tal vez no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06T16:24:51.939000000</dc:date>
    <meta:editing-duration>PT3H30M59S</meta:editing-duration>
    <meta:editing-cycles>49</meta:editing-cycles>
    <meta:generator>LibreOffice/7.3.5.2$Windows_X86_64 LibreOffice_project/184fe81b8c8c30d8b5082578aee2fed2ea847c01</meta:generator>
    <meta:document-statistic meta:object-count="35"/>
  </office:meta>
</office:document-meta>
</file>